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" svg:font-family="Courier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6" style:family="table">
      <style:table-properties style:width="30.588cm" table:align="margins"/>
    </style:style>
    <style:style style:name="Tabla6.A" style:family="table-column">
      <style:table-column-properties style:column-width="30.58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30.588cm" table:align="margins"/>
    </style:style>
    <style:style style:name="Tabla1.A" style:family="table-column">
      <style:table-column-properties style:column-width="30.58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30.588cm" table:align="margins"/>
    </style:style>
    <style:style style:name="Tabla2.A" style:family="table-column">
      <style:table-column-properties style:column-width="30.588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30.588cm" table:align="margins"/>
    </style:style>
    <style:style style:name="Tabla3.A" style:family="table-column">
      <style:table-column-properties style:column-width="30.58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30.588cm" table:align="margins"/>
    </style:style>
    <style:style style:name="Tabla4.A" style:family="table-column">
      <style:table-column-properties style:column-width="30.58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30.588cm" table:align="margins"/>
    </style:style>
    <style:style style:name="Tabla5.A" style:family="table-column">
      <style:table-column-properties style:column-width="30.588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30.588cm" table:align="margins"/>
    </style:style>
    <style:style style:name="Tabla7.A" style:family="table-column">
      <style:table-column-properties style:column-width="30.588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30.588cm" table:align="margins"/>
    </style:style>
    <style:style style:name="Tabla8.A" style:family="table-column">
      <style:table-column-properties style:column-width="30.588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30.588cm" table:align="margins"/>
    </style:style>
    <style:style style:name="Tabla9.A" style:family="table-column">
      <style:table-column-properties style:column-width="30.58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30.588cm" table:align="margins"/>
    </style:style>
    <style:style style:name="Tabla10.A" style:family="table-column">
      <style:table-column-properties style:column-width="30.588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30.588cm" table:align="margins"/>
    </style:style>
    <style:style style:name="Tabla11.A" style:family="table-column">
      <style:table-column-properties style:column-width="30.588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30.588cm" table:align="margins"/>
    </style:style>
    <style:style style:name="Tabla12.A" style:family="table-column">
      <style:table-column-properties style:column-width="30.588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30.588cm" table:align="margins"/>
    </style:style>
    <style:style style:name="Tabla13.A" style:family="table-column">
      <style:table-column-properties style:column-width="30.588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30.588cm" table:align="margins"/>
    </style:style>
    <style:style style:name="Tabla14.A" style:family="table-column">
      <style:table-column-properties style:column-width="30.588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30.588cm" table:align="margins"/>
    </style:style>
    <style:style style:name="Tabla15.A" style:family="table-column">
      <style:table-column-properties style:column-width="30.588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30.588cm" table:align="margins"/>
    </style:style>
    <style:style style:name="Tabla16.A" style:family="table-column">
      <style:table-column-properties style:column-width="30.588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30.588cm" table:align="margins"/>
    </style:style>
    <style:style style:name="Tabla17.A" style:family="table-column">
      <style:table-column-properties style:column-width="30.588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30.588cm" table:align="margins"/>
    </style:style>
    <style:style style:name="Tabla18.A" style:family="table-column">
      <style:table-column-properties style:column-width="30.588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30.588cm" table:align="margins"/>
    </style:style>
    <style:style style:name="Tabla19.A" style:family="table-column">
      <style:table-column-properties style:column-width="30.588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30.588cm" table:align="margins"/>
    </style:style>
    <style:style style:name="Tabla20.A" style:family="table-column">
      <style:table-column-properties style:column-width="30.588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30.588cm" table:align="margins"/>
    </style:style>
    <style:style style:name="Tabla21.A" style:family="table-column">
      <style:table-column-properties style:column-width="30.588cm" style:rel-column-width="65535*"/>
    </style:style>
    <style:style style:name="Tabla21.A1" style:family="table-cell">
      <style:table-cell-properties fo:padding="0.097cm" fo:border="1pt solid #000080"/>
    </style:style>
    <style:style style:name="Tabla22" style:family="table">
      <style:table-properties style:width="30.588cm" table:align="margins"/>
    </style:style>
    <style:style style:name="Tabla22.A" style:family="table-column">
      <style:table-column-properties style:column-width="30.588cm" style:rel-column-width="65535*"/>
    </style:style>
    <style:style style:name="Tabla22.A1" style:family="table-cell">
      <style:table-cell-properties fo:padding="0.097cm" fo:border="1pt solid #000080"/>
    </style:style>
    <style:style style:name="Tabla23" style:family="table">
      <style:table-properties style:width="30.588cm" table:align="margins"/>
    </style:style>
    <style:style style:name="Tabla23.A" style:family="table-column">
      <style:table-column-properties style:column-width="30.588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30.588cm" table:align="margins"/>
    </style:style>
    <style:style style:name="Tabla24.A" style:family="table-column">
      <style:table-column-properties style:column-width="30.588cm" style:rel-column-width="65535*"/>
    </style:style>
    <style:style style:name="Tabla24.A1" style:family="table-cell">
      <style:table-cell-properties fo:padding="0.097cm" fo:border="1pt solid #000080"/>
    </style:style>
    <style:style style:name="Tabla25" style:family="table">
      <style:table-properties style:width="30.588cm" table:align="margins"/>
    </style:style>
    <style:style style:name="Tabla25.A" style:family="table-column">
      <style:table-column-properties style:column-width="30.588cm" style:rel-column-width="65535*"/>
    </style:style>
    <style:style style:name="Tabla25.A1" style:family="table-cell">
      <style:table-cell-properties fo:padding="0.097cm" fo:border="1pt solid #000080"/>
    </style:style>
    <style:style style:name="Tabla26" style:family="table">
      <style:table-properties style:width="30.588cm" table:align="margins"/>
    </style:style>
    <style:style style:name="Tabla26.A" style:family="table-column">
      <style:table-column-properties style:column-width="30.588cm" style:rel-column-width="65535*"/>
    </style:style>
    <style:style style:name="Tabla26.A1" style:family="table-cell">
      <style:table-cell-properties fo:padding="0.097cm" fo:border="1pt solid #000080"/>
    </style:style>
    <style:style style:name="Tabla27" style:family="table">
      <style:table-properties style:width="30.588cm" table:align="margins"/>
    </style:style>
    <style:style style:name="Tabla27.A" style:family="table-column">
      <style:table-column-properties style:column-width="30.588cm" style:rel-column-width="65535*"/>
    </style:style>
    <style:style style:name="Tabla27.A1" style:family="table-cell">
      <style:table-cell-properties fo:padding="0.097cm" fo:border="1pt solid #000080"/>
    </style:style>
    <style:style style:name="Tabla28" style:family="table">
      <style:table-properties style:width="30.588cm" table:align="margins"/>
    </style:style>
    <style:style style:name="Tabla28.A" style:family="table-column">
      <style:table-column-properties style:column-width="30.588cm" style:rel-column-width="65535*"/>
    </style:style>
    <style:style style:name="Tabla28.A1" style:family="table-cell">
      <style:table-cell-properties fo:padding="0.097cm" fo:border="1pt solid #000080"/>
    </style:style>
    <style:style style:name="P1" style:family="paragraph" style:parent-style-name="Standard">
      <style:text-properties style:font-name="Comic Sans MS" fo:font-size="12pt" style:rfc-language-tag="es-ES-u-co-trad" fo:language="es" fo:country="ES" style:font-size-asian="12pt" style:font-name-complex="Comic Sans MS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2pt" style:rfc-language-tag="es-ES-u-co-trad" fo:language="es" fo:country="ES" style:font-size-asian="12pt" style:font-name-complex="Comic Sans M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style:font-size-asian="12pt" style:font-name-complex="Comic Sans MS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style:font-size-asian="12pt" style:font-name-complex="Comic Sans MS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officeooo:paragraph-rsid="00219610" style:font-size-asian="12pt" style:font-name-complex="Comic Sans MS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officeooo:paragraph-rsid="0021d815" style:font-size-asian="12pt" style:font-name-complex="Comic Sans MS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officeooo:paragraph-rsid="00235acb" style:font-size-asian="12pt" style:font-name-complex="Comic Sans MS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style:font-size-asian="12pt" style:language-asian="none" style:country-asian="none" style:font-name-complex="Comic Sans MS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language="none" fo:country="none" style:font-size-asian="12pt" style:language-asian="none" style:country-asian="none" style:font-name-complex="Comic Sans MS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language="none" fo:country="none" officeooo:paragraph-rsid="0021d815" style:font-size-asian="12pt" style:language-asian="none" style:country-asian="none" style:font-name-complex="Comic Sans MS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fo:language="none" fo:country="none" officeooo:paragraph-rsid="00235acb" style:font-size-asian="12pt" style:language-asian="none" style:country-asian="none" style:font-name-complex="Comic Sans MS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paragraph-rsid="00219610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paragraph-rsid="0021d815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paragraph-rsid="00235acb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6pt" style:rfc-language-tag="es-ES-u-co-trad" fo:language="es" fo:country="ES" fo:font-weight="bold" officeooo:paragraph-rsid="00219610" style:font-size-asian="16pt" style:font-weight-asian="bold" style:font-name-complex="Comic Sans MS" style:font-size-complex="16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none" fo:country="none" style:language-asian="none" style:country-asian="none" style:font-name-complex="Comic Sans MS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style:text-underline-style="none" fo:font-weight="normal" officeooo:paragraph-rsid="00219610" style:font-size-asian="12pt" style:font-weight-asian="normal" style:font-name-complex="Comic Sans MS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style:rfc-language-tag="es-ES-u-co-trad" fo:language="es" fo:country="ES" style:text-underline-style="none" fo:font-weight="normal" officeooo:paragraph-rsid="00235acb" style:font-size-asian="12pt" style:font-weight-asian="normal" style:font-name-complex="Comic Sans MS" style:font-size-complex="12pt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rfc-language-tag="es-ES-u-co-trad" fo:language="es" fo:country="ES" style:text-underline-style="none" fo:font-weight="normal" officeooo:paragraph-rsid="00219610" style:font-size-asian="12pt" style:font-weight-asian="normal" style:font-name-complex="Comic Sans MS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paragraph-rsid="0021961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paragraph-rsid="0021961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paragraph-rsid="0021961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officeooo:paragraph-rsid="00235ac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2pt" fo:language="none" fo:country="none" style:text-underline-style="none" fo:font-weight="normal" officeooo:paragraph-rsid="0021d815" style:font-size-asian="12pt" style:language-asian="none" style:country-asian="none" style:font-weight-asian="normal" style:font-name-complex="Comic Sans MS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2pt" fo:language="none" fo:country="none" style:text-underline-style="none" fo:font-weight="normal" officeooo:paragraph-rsid="00235acb" style:font-size-asian="12pt" style:language-asian="none" style:country-asian="none" style:font-weight-asian="normal" style:font-name-complex="Comic Sans MS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weight="bold" officeooo:paragraph-rsid="0021961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style:text-underline-style="none" fo:font-weight="bold" officeooo:paragraph-rsid="0021961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ff" style:font-name="Arial" fo:font-size="12pt" style:rfc-language-tag="es-ES-u-co-trad" fo:language="es" fo:country="ES" officeooo:paragraph-rsid="0021d815" style:font-size-asian="12pt" style:language-asian="es" style:country-asian="ES" style:font-name-complex="Courier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paragraph-rsid="00219610" style:font-size-asian="20pt" style:font-weight-asian="bold" style:font-size-complex="20pt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officeooo:paragraph-rsid="00219610" style:font-size-asian="20pt" style:font-weight-asian="bold" style:font-size-complex="20pt"/>
    </style:style>
    <style:style style:name="P31" style:family="paragraph" style:parent-style-name="Text_20_body">
      <style:text-properties style:font-name="Arial" officeooo:rsid="0021d815" officeooo:paragraph-rsid="0021d815"/>
    </style:style>
    <style:style style:name="P32" style:family="paragraph" style:parent-style-name="Text_20_body">
      <style:text-properties style:font-name="Arial" officeooo:paragraph-rsid="0021d815"/>
    </style:style>
    <style:style style:name="P33" style:family="paragraph" style:parent-style-name="Text_20_body">
      <style:text-properties style:font-name="Arial" fo:font-size="12pt" style:text-underline-style="none" fo:font-weight="normal" officeooo:paragraph-rsid="0021d815" style:font-size-asian="12pt" style:font-weight-asian="normal" style:font-size-complex="12pt" style:font-weight-complex="normal"/>
    </style:style>
    <style:style style:name="P34" style:family="paragraph" style:parent-style-name="Heading_20_2">
      <style:text-properties fo:color="#000000" style:font-name="Arial" fo:font-size="14pt" fo:font-weight="bold" officeooo:paragraph-rsid="00219610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style:font-name="Ubuntu Mono" officeooo:rsid="000d9e46" officeooo:paragraph-rsid="00219610"/>
    </style:style>
    <style:style style:name="P36" style:family="paragraph" style:parent-style-name="Table_20_Contents">
      <style:text-properties style:font-name="Ubuntu Mono" officeooo:rsid="000d9e46" officeooo:paragraph-rsid="0021d815"/>
    </style:style>
    <style:style style:name="P37" style:family="paragraph" style:parent-style-name="Table_20_Contents">
      <style:text-properties style:font-name="Ubuntu Mono" officeooo:rsid="000d9e46" officeooo:paragraph-rsid="00235acb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Comic Sans MS" fo:font-size="12pt" style:rfc-language-tag="es-ES-u-co-trad" fo:language="es" fo:country="ES" style:text-underline-style="none" fo:font-weight="normal" style:font-size-asian="12pt" style:font-weight-asian="normal" style:font-name-complex="Comic Sans MS" style:font-size-complex="12pt" style:font-weight-complex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1d815" style:font-size-asian="12pt"/>
    </style:style>
    <style:style style:name="T4" style:family="text">
      <style:text-properties fo:font-size="12pt" style:rfc-language-tag="es-ES-u-co-trad" fo:language="es" fo:country="ES" style:font-size-asian="12pt" style:font-name-complex="Comic Sans MS"/>
    </style:style>
    <style:style style:name="T5" style:family="text">
      <style:text-properties fo:font-size="12pt" style:rfc-language-tag="es-ES-u-co-trad" fo:language="es" fo:country="ES" officeooo:rsid="0021d815" style:font-size-asian="12pt" style:font-name-complex="Comic Sans MS"/>
    </style:style>
    <style:style style:name="T6" style:family="text">
      <style:text-properties fo:font-size="12pt" style:rfc-language-tag="es-ES-u-co-trad" fo:language="es" fo:country="ES" officeooo:rsid="00235acb" style:font-size-asian="12pt" style:font-name-complex="Comic Sans MS"/>
    </style:style>
    <style:style style:name="T7" style:family="text">
      <style:text-properties fo:font-size="12pt" fo:language="none" fo:country="none" style:font-size-asian="12pt" style:language-asian="none" style:country-asian="none" style:font-name-complex="Comic Sans MS"/>
    </style:style>
    <style:style style:name="T8" style:family="text">
      <style:text-properties fo:font-size="12pt" fo:language="none" fo:country="none" officeooo:rsid="0021d815" style:font-size-asian="12pt" style:language-asian="none" style:country-asian="none" style:font-name-complex="Comic Sans MS"/>
    </style:style>
    <style:style style:name="T9" style:family="text">
      <style:text-properties style:language-asian="none" style:country-asian="none"/>
    </style:style>
    <style:style style:name="T10" style:family="text">
      <style:text-properties officeooo:rsid="0020e93b"/>
    </style:style>
    <style:style style:name="T11" style:family="text">
      <style:text-properties officeooo:rsid="00219610"/>
    </style:style>
    <style:style style:name="T12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style:text-underline-style="none" fo:font-weight="normal" style:font-weight-asian="normal" style:font-size-complex="12pt" style:font-weight-complex="normal"/>
    </style:style>
    <style:style style:name="T14" style:family="text">
      <style:text-properties style:font-name="Arial" style:text-underline-style="none" fo:font-weight="normal" officeooo:rsid="00235acb" style:font-weight-asian="normal" style:font-size-complex="12pt" style:font-weight-complex="normal"/>
    </style:style>
    <style:style style:name="T15" style:family="text">
      <style:text-properties officeooo:rsid="0021d815"/>
    </style:style>
    <style:style style:name="T16" style:family="text">
      <style:text-properties officeooo:rsid="00235acb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SV. IES Haría</text:p>
      <text:p text:style-name="P29">UT3. Práctica <text:span text:style-name="T11">6</text:span></text:p>
      <text:p text:style-name="P15">Comandos para la gestión de archivos y carpetas <text:span text:style-name="T11">en Windows</text:span></text:p>
      <text:p text:style-name="P3"/>
      <text:h text:style-name="P34" text:outline-level="2">Teoría</text:h>
      <text:p text:style-name="P26"/>
      <text:p text:style-name="P21">La teoría necesaria para hacer esta actividad la tienes en el siguiente <text:a xlink:type="simple" xlink:href="https://smr.iesharia.org/mod/resource/view.php?id=5485" text:style-name="Internet_20_link" text:visited-style-name="Visited_20_Internet_20_Link">enlace</text:a> </text:p>
      <text:p text:style-name="P21"/>
      <text:p text:style-name="P27">Práctica</text:p>
      <text:list xml:id="list3548305683" text:style-name="L1">
        <text:list-item>
          <text:p text:style-name="P20">Ejecuta los comandos necesarios para obtener lo que se pide.</text:p>
        </text:list-item>
        <text:list-item>
          <text:p text:style-name="P19">Si no se especifica el directorio actual, puedes ejecutar el comando desde el directorio que quieras</text:p>
        </text:list-item>
      </text:list>
      <text:p text:style-name="P5"><text:span text:style-name="T11">1. </text:span>Cambiar la unidad activa de C a la unidad de pendrive y viceversa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5"/>
          </table:table-cell>
        </table:table-row>
      </table:table>
      <text:p text:style-name="P17"><text:span text:style-name="T1"/></text:p>
      <text:p text:style-name="P5"><text:span text:style-name="T11">2. </text:span>Mostrar la fecha, y modificarla 15 de noviembre de 1997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5"/>
          </table:table-cell>
        </table:table-row>
      </table:table>
      <text:p text:style-name="P17"/>
      <text:p text:style-name="P5"><text:span text:style-name="T15">3. </text:span>Volver a poner la fecha actual(directamente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5"/>
          </table:table-cell>
        </table:table-row>
      </table:table>
      <text:p text:style-name="P17"/>
      <text:p text:style-name="P5"><text:span text:style-name="T15">4. </text:span>Mostrar la hora y modificarla a las 11:30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5"/>
          </table:table-cell>
        </table:table-row>
      </table:table>
      <text:p text:style-name="P17"/>
      <text:p text:style-name="P5"><text:span text:style-name="T15">5. </text:span>Volver a poner la hora actual(directamente)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5"/>
          </table:table-cell>
        </table:table-row>
      </table:table>
      <text:p text:style-name="P17"/>
      <text:p text:style-name="P5"><text:span text:style-name="T15">6. </text:span>Limpiar la pantalla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5"/>
          </table:table-cell>
        </table:table-row>
      </table:table>
      <text:p text:style-name="P17"/>
      <text:p text:style-name="P5"><text:span text:style-name="T15">7. </text:span>Utilizando el parámetro /? obtener ayuda del comando Time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5"/>
          </table:table-cell>
        </table:table-row>
      </table:table>
      <text:p text:style-name="P17"/>
      <text:p text:style-name="P12"><text:span text:style-name="T5">8. </text:span><text:span text:style-name="T4">Ver el contenido del directorio raíz y el de los subdirectorios, ordenados por nombre, pantalla a pantalla (es decir paginado)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5"/>
          </table:table-cell>
        </table:table-row>
      </table:table>
      <text:p text:style-name="P22"><text:span text:style-name="T4"/></text:p>
      <text:p text:style-name="P5"><text:span text:style-name="T15">9. </text:span>Ver el contenido del directorio SYSTEM ,que se encuentra en WINDOWS y este a su vez cuelga del directorio raíz, pantalla a pantalla, apaisado, ordenado por nombre. hacer lo mismo en el directorio raíz C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5"/>
          </table:table-cell>
        </table:table-row>
      </table:table>
      <text:p text:style-name="P17"/>
      <text:p text:style-name="P5"><text:span text:style-name="T15">10. </text:span>En C mostrar solo directorios y apaisado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5"/>
          </table:table-cell>
        </table:table-row>
      </table:table>
      <text:p text:style-name="P17"/>
      <text:p text:style-name="P5"><text:span text:style-name="T15">11. </text:span>Mostrar los archivos ocultos de C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5"/>
          </table:table-cell>
        </table:table-row>
      </table:table>
      <text:p text:style-name="P17"/>
      <text:p text:style-name="P5"><text:span text:style-name="T15">12. </text:span>Ver el contenido del directorio SYSTEM ,que se encuentra en WINDOWS y este a su vez cuelga del directorio raíz, pantalla a pantalla ordenado por nombre <text:span text:style-name="T11">en orden alfabético inverso (</text:span>de la Z a la A<text:span text:style-name="T11">)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5"/>
          </table:table-cell>
        </table:table-row>
      </table:table>
      <text:p text:style-name="P17"/>
      <text:p text:style-name="P6"><text:span text:style-name="T15">13. </text:span>Ver el contenido del directorio SYSTEM ,que se encuentra en WINDOWS y este a su vez cuelga del directorio raíz, pantalla a pantalla ordenado por extensión y en caso de igualdad ordenado por nombre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6"/>
          </table:table-cell>
        </table:table-row>
      </table:table>
      <text:p text:style-name="P6"/>
      <text:p text:style-name="P4"><text:span text:style-name="T15">14. </text:span>Crear la siguiente estructura de árbol. </text:p>
      <text:p text:style-name="P4"/>
      <text:p text:style-name="P4"/>
      <text:p text:style-name="P8"><draw:frame draw:style-name="fr1" draw:name="Marco1" text:anchor-type="char" svg:x="5.223cm" svg:y="-0.004cm" svg:width="3.341cm" svg:height="0.73cm" draw:z-index="0"><draw:text-box><text:p text:style-name="P2">C</text:p></draw:text-box></draw:frame><draw:line text:anchor-type="char" draw:z-index="7" draw:style-name="gr1" draw:text-style-name="P38" svg:x1="6.772cm" svg:y1="0.714cm" svg:x2="6.772cm" svg:y2="1.525cm"><text:p/></draw:line></text:p>
      <text:p text:style-name="P8"><draw:frame draw:style-name="fr1" draw:name="Marco2" text:anchor-type="char" svg:x="5.136cm" svg:y="0.63cm" svg:width="3.341cm" svg:height="0.73cm" draw:z-index="1"><draw:text-box><text:p text:style-name="P2">OFICINA</text:p></draw:text-box></draw:frame></text:p>
      <text:p text:style-name="P8"><draw:frame draw:style-name="fr1" draw:name="Marco3" text:anchor-type="char" svg:x="0.868cm" svg:y="1.473cm" svg:width="3.341cm" svg:height="0.73cm" draw:z-index="6"><draw:text-box><text:p text:style-name="P2">CARTAS</text:p></draw:text-box></draw:frame><draw:line text:anchor-type="char" draw:z-index="11" draw:style-name="gr1" draw:text-style-name="P38" svg:x1="6.807cm" svg:y1="0.85cm" svg:x2="6.807cm" svg:y2="1.485cm"><text:p/></draw:line><draw:line text:anchor-type="char" draw:z-index="10" draw:style-name="gr1" draw:text-style-name="P38" svg:x1="3.032cm" svg:y1="0.85cm" svg:x2="3.032cm" svg:y2="1.485cm"><text:p/></draw:line><draw:line text:anchor-type="char" draw:z-index="9" draw:style-name="gr1" draw:text-style-name="P38" svg:x1="3.032cm" svg:y1="0.85cm" svg:x2="10.934cm" svg:y2="0.85cm"><text:p/></draw:line><draw:line text:anchor-type="char" draw:z-index="8" draw:style-name="gr1" draw:text-style-name="P38" svg:x1="6.807cm" svg:y1="0.462cm" svg:x2="6.807cm" svg:y2="0.85cm"><text:p/></draw:line></text:p>
      <text:p text:style-name="P8"><draw:frame draw:style-name="fr1" draw:name="Marco4" text:anchor-type="char" svg:x="5.136cm" svg:y="0.587cm" svg:width="3.341cm" svg:height="0.73cm" draw:z-index="5"><draw:text-box><text:p text:style-name="P2">INFORMES</text:p></draw:text-box></draw:frame><draw:frame draw:style-name="fr1" draw:name="Marco5" text:anchor-type="char" svg:x="9.456cm" svg:y="0.587cm" svg:width="4.163cm" svg:height="0.73cm" draw:z-index="4"><draw:text-box><text:p text:style-name="P2">PRESUPU</text:p><text:p text:style-name="P1"/></draw:text-box></draw:frame><draw:line text:anchor-type="char" draw:z-index="12" draw:style-name="gr1" draw:text-style-name="P38" svg:x1="10.934cm" svg:y1="-0.035cm" svg:x2="10.934cm" svg:y2="0.6cm"><text:p/></draw:line></text:p>
      <text:p text:style-name="P8"><draw:line text:anchor-type="char" draw:z-index="15" draw:style-name="gr1" draw:text-style-name="P38" svg:x1="7.971cm" svg:y1="0.808cm" svg:x2="7.971cm" svg:y2="1.161cm"><text:p/></draw:line><draw:line text:anchor-type="char" draw:z-index="16" draw:style-name="gr1" draw:text-style-name="P38" svg:x1="6.807cm" svg:y1="0.42cm" svg:x2="6.807cm" svg:y2="0.808cm"><text:p/></draw:line><draw:line text:anchor-type="char" draw:z-index="13" draw:style-name="gr1" draw:text-style-name="P38" svg:x1="5.502cm" svg:y1="0.808cm" svg:x2="7.971cm" svg:y2="0.808cm"><text:p/></draw:line></text:p>
      <text:p text:style-name="P8"><draw:frame draw:style-name="fr1" draw:name="Marco6" text:anchor-type="char" svg:x="7.273cm" svg:y="0.265cm" svg:width="1.169cm" svg:height="0.73cm" draw:z-index="3"><draw:text-box><text:p text:style-name="P2">93</text:p></draw:text-box></draw:frame><draw:frame draw:style-name="fr1" draw:name="Marco7" text:anchor-type="char" svg:x="5.313cm" svg:y="0.265cm" svg:width="1.224cm" svg:height="0.73cm" draw:z-index="2"><draw:text-box><text:p text:style-name="P2">94</text:p><text:p text:style-name="P1"/></draw:text-box></draw:frame><draw:line text:anchor-type="char" draw:z-index="14" draw:style-name="gr1" draw:text-style-name="P38" svg:x1="5.502cm" svg:y1="-0.076cm" svg:x2="5.502cm" svg:y2="0.277cm"><text:p/></draw:line></text:p>
      <text:p text:style-name="P4"/>
      <text:p text:style-name="P4"><draw:frame draw:style-name="fr1" draw:name="Marco8" text:anchor-type="char" svg:x="6.14cm" svg:y="0.751cm" svg:width="3.341cm" svg:height="0.73cm" draw:z-index="17"><draw:text-box><text:p text:style-name="P2">C</text:p></draw:text-box></draw:frame><text:span text:style-name="T15">15. </text:span>Crear la siguiente estructura de árbol</text:p>
      <text:p text:style-name="P8"><draw:line text:anchor-type="char" draw:z-index="24" draw:style-name="gr1" draw:text-style-name="P38" svg:x1="7.811cm" svg:y1="0.586cm" svg:x2="7.811cm" svg:y2="1.397cm"><text:p/></draw:line></text:p>
      <text:p text:style-name="P8"><draw:frame draw:style-name="fr1" draw:name="Marco9" text:anchor-type="char" svg:x="6.175cm" svg:y="0.499cm" svg:width="3.341cm" svg:height="0.73cm" draw:z-index="18"><draw:text-box><text:p text:style-name="P2">CASA</text:p></draw:text-box></draw:frame></text:p>
      <text:p text:style-name="P8"><draw:line text:anchor-type="char" draw:z-index="28" draw:style-name="gr1" draw:text-style-name="P38" svg:x1="7.846cm" svg:y1="0.72cm" svg:x2="7.846cm" svg:y2="1.355cm"><text:p/></draw:line><draw:line text:anchor-type="char" draw:z-index="27" draw:style-name="gr1" draw:text-style-name="P38" svg:x1="4.071cm" svg:y1="0.72cm" svg:x2="4.071cm" svg:y2="1.355cm"><text:p/></draw:line><draw:line text:anchor-type="char" draw:z-index="26" draw:style-name="gr1" draw:text-style-name="P38" svg:x1="4.071cm" svg:y1="0.72cm" svg:x2="11.973cm" svg:y2="0.72cm"><text:p/></draw:line><draw:line text:anchor-type="char" draw:z-index="25" draw:style-name="gr1" draw:text-style-name="P38" svg:x1="7.846cm" svg:y1="0.332cm" svg:x2="7.846cm" svg:y2="0.72cm"><text:p/></draw:line></text:p>
      <text:p text:style-name="P8"><draw:frame draw:style-name="fr1" draw:name="Marco10" text:anchor-type="char" svg:x="1.907cm" svg:y="0.459cm" svg:width="3.341cm" svg:height="0.73cm" draw:z-index="23"><draw:text-box><text:p text:style-name="P2">ESCRITOS</text:p></draw:text-box></draw:frame><draw:frame draw:style-name="fr1" draw:name="Marco11" text:anchor-type="char" svg:x="6.175cm" svg:y="0.459cm" svg:width="3.341cm" svg:height="0.73cm" draw:z-index="22"><draw:text-box><text:p text:style-name="P2">JUEGOS</text:p></draw:text-box></draw:frame><draw:frame draw:style-name="fr1" draw:name="Marco12" text:anchor-type="char" svg:x="10.495cm" svg:y="0.459cm" svg:width="3.341cm" svg:height="0.73cm" draw:z-index="21"><draw:text-box><text:p text:style-name="P2">TRABAJ</text:p><text:p text:style-name="P1"/></draw:text-box></draw:frame></text:p>
      <text:p text:style-name="P8"><draw:line text:anchor-type="char" draw:z-index="32" draw:style-name="gr1" draw:text-style-name="P38" svg:x1="13.365cm" svg:y1="0.679cm" svg:x2="13.365cm" svg:y2="1.032cm"><text:p/></draw:line><draw:line text:anchor-type="char" draw:z-index="31" draw:style-name="gr1" draw:text-style-name="P38" svg:x1="10.896cm" svg:y1="0.679cm" svg:x2="10.896cm" svg:y2="1.032cm"><text:p/></draw:line><draw:line text:anchor-type="char" draw:z-index="30" draw:style-name="gr1" draw:text-style-name="P38" svg:x1="10.896cm" svg:y1="0.679cm" svg:x2="13.365cm" svg:y2="0.679cm"><text:p/></draw:line><draw:line text:anchor-type="char" draw:z-index="33" draw:style-name="gr1" draw:text-style-name="P38" svg:x1="12.201cm" svg:y1="0.291cm" svg:x2="12.201cm" svg:y2="0.679cm"><text:p/></draw:line><draw:line text:anchor-type="char" draw:z-index="29" draw:style-name="gr1" draw:text-style-name="P38" svg:x1="11.973cm" svg:y1="-1.05cm" svg:x2="11.973cm" svg:y2="-0.415cm"><text:p/></draw:line></text:p>
      <text:p text:style-name="P8"><draw:line text:anchor-type="char" draw:z-index="39" draw:style-name="gr1" draw:text-style-name="P38" svg:x1="10.896cm" svg:y1="0.852cm" svg:x2="10.896cm" svg:y2="1.24cm"><text:p/></draw:line><draw:frame draw:style-name="fr1" draw:name="Marco13" text:anchor-type="char" svg:x="10.213cm" svg:y="0.134cm" svg:width="1.224cm" svg:height="0.73cm" draw:z-index="19"><draw:text-box><text:p text:style-name="P2">A</text:p><text:p text:style-name="P1"/></draw:text-box></draw:frame><draw:frame draw:style-name="fr1" draw:name="Marco14" text:anchor-type="char" svg:x="12.666cm" svg:y="0.134cm" svg:width="1.169cm" svg:height="0.73cm" draw:z-index="20"><draw:text-box><text:p text:style-name="P2">B</text:p></draw:text-box></draw:frame></text:p>
      <text:p text:style-name="P8"><draw:frame draw:style-name="fr1" draw:name="Marco15" text:anchor-type="char" svg:x="11.628cm" svg:y="0.697cm" svg:width="1.169cm" svg:height="0.73cm" draw:z-index="35"><draw:text-box><text:p text:style-name="P2">A2</text:p></draw:text-box></draw:frame><draw:line text:anchor-type="char" draw:z-index="38" draw:style-name="gr1" draw:text-style-name="P38" svg:x1="12.201cm" svg:y1="0.356cm" svg:x2="12.201cm" svg:y2="0.709cm"><text:p/></draw:line><draw:frame draw:style-name="fr1" draw:name="Marco16" text:anchor-type="char" svg:x="9.296cm" svg:y="0.697cm" svg:width="1.224cm" svg:height="0.73cm" draw:z-index="34"><draw:text-box><text:p text:style-name="P2">A1</text:p><text:p text:style-name="P1"/></draw:text-box></draw:frame><draw:line text:anchor-type="char" draw:z-index="37" draw:style-name="gr1" draw:text-style-name="P38" svg:x1="9.731cm" svg:y1="0.356cm" svg:x2="9.731cm" svg:y2="0.709cm"><text:p/></draw:line><draw:line text:anchor-type="char" draw:z-index="36" draw:style-name="gr1" draw:text-style-name="P38" svg:x1="9.731cm" svg:y1="0.356cm" svg:x2="12.2cm" svg:y2="0.356cm"><text:p/></draw:line></text:p>
      <text:p text:style-name="P4"/>
      <text:p text:style-name="P31">16. Accede a la carpeta JUEGOS y desde ahí:</text:p>
      <text:p text:style-name="P32"><text:span text:style-name="T15">a) </text:span>Borrar el directorio OFICINA utilizando el comando para borrar directorios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6"/>
          </table:table-cell>
        </table:table-row>
      </table:table>
      <text:p text:style-name="P33"/>
      <text:p text:style-name="P32"><text:span text:style-name="T15">b</text:span>) Renombrar el directorio JUEGOS a OCIO y A2 a TRADUC.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6"/>
          </table:table-cell>
        </table:table-row>
      </table:table>
      <text:p text:style-name="P33"/>
      <text:p text:style-name="P10"><text:span text:style-name="T15">c</text:span>) Borrar el directorio <text:span text:style-name="T15">A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6"/>
          </table:table-cell>
        </table:table-row>
      </table:table>
      <text:p text:style-name="P24"/>
      <text:p text:style-name="P32"><text:span text:style-name="T15">d</text:span>) Crear en <text:span text:style-name="T10">ESCRITOS</text:span> un fichero al que llamaremos carta.<text:span text:style-name="T15">txt</text:span>. <text:span text:style-name="T15">Introduce texto en el mismo.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6"/>
          </table:table-cell>
        </table:table-row>
      </table:table>
      <text:p text:style-name="P33"/>
      <text:p text:style-name="P13"><text:span text:style-name="T8">e</text:span><text:span text:style-name="T7">) Visualizar el contenido del archivo carta.</text:span><text:span text:style-name="T8">txt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6"/>
          </table:table-cell>
        </table:table-row>
      </table:table>
      <text:p text:style-name="P28"/>
      <text:p text:style-name="P16"><text:span text:style-name="T3">17</text:span><text:span text:style-name="T2">). Crear la siguiente estructura de árbol </text:span><text:span text:style-name="T3">y Accede a la carpeta C1. Desde ahí ejecuta:</text:span></text:p>
      <text:p text:style-name="P9"/>
      <text:p text:style-name="P9"><draw:line text:anchor-type="char" draw:z-index="50" draw:style-name="gr1" draw:text-style-name="P38" svg:x1="11.358cm" svg:y1="3.043cm" svg:x2="11.358cm" svg:y2="3.678cm"><text:p/></draw:line><draw:line text:anchor-type="char" draw:z-index="49" draw:style-name="gr1" draw:text-style-name="P38" svg:x1="7.23cm" svg:y1="3.043cm" svg:x2="7.23cm" svg:y2="3.678cm"><text:p/></draw:line><draw:line text:anchor-type="char" draw:z-index="48" draw:style-name="gr1" draw:text-style-name="P38" svg:x1="3.455cm" svg:y1="3.043cm" svg:x2="3.455cm" svg:y2="3.678cm"><text:p/></draw:line><draw:line text:anchor-type="char" draw:z-index="47" draw:style-name="gr1" draw:text-style-name="P38" svg:x1="3.455cm" svg:y1="3.043cm" svg:x2="11.357cm" svg:y2="3.043cm"><text:p/></draw:line><draw:frame draw:style-name="fr1" draw:name="Marco17" text:anchor-type="char" svg:x="1.291cm" svg:y="3.665cm" svg:width="3.341cm" svg:height="0.73cm" draw:z-index="46"><draw:text-box><text:p text:style-name="P2">C1</text:p></draw:text-box></draw:frame><draw:frame draw:style-name="fr1" draw:name="Marco18" text:anchor-type="char" svg:x="5.56cm" svg:y="3.665cm" svg:width="3.341cm" svg:height="0.73cm" draw:z-index="45"><draw:text-box><text:p text:style-name="P2">C2</text:p></draw:text-box></draw:frame><draw:frame draw:style-name="fr1" draw:name="Marco19" text:anchor-type="char" svg:x="9.88cm" svg:y="3.665cm" svg:width="3.341cm" svg:height="0.73cm" draw:z-index="44"><draw:text-box><text:p text:style-name="P2">C3</text:p><text:p text:style-name="P1"/></draw:text-box></draw:frame><draw:frame draw:style-name="fr1" draw:name="Marco20" text:anchor-type="char" svg:x="5.56cm" svg:y="1.937cm" svg:width="3.341cm" svg:height="0.73cm" draw:z-index="41"><draw:text-box><text:p text:style-name="P2">SISTEMAS</text:p></draw:text-box></draw:frame><draw:frame draw:style-name="fr1" draw:name="Marco21" text:anchor-type="char" svg:x="5.525cm" svg:y="0.42cm" svg:width="3.341cm" svg:height="0.73cm" draw:z-index="40"><draw:text-box><text:p text:style-name="P2">C</text:p></draw:text-box></draw:frame></text:p>
      <text:p text:style-name="P9"><draw:line text:anchor-type="char" draw:z-index="55" draw:style-name="gr1" draw:text-style-name="P38" svg:x1="7.23cm" svg:y1="0.254cm" svg:x2="7.23cm" svg:y2="1.065cm"><text:p/></draw:line></text:p>
      <text:p text:style-name="P9"/>
      <text:p text:style-name="P9"/>
      <text:p text:style-name="P9"><draw:line text:anchor-type="char" draw:z-index="54" draw:style-name="gr1" draw:text-style-name="P38" svg:x1="11.374cm" svg:y1="0.843cm" svg:x2="11.374cm" svg:y2="1.231cm"><text:p/></draw:line></text:p>
      <text:p text:style-name="P9"><draw:frame draw:style-name="fr1" draw:name="Marco22" text:anchor-type="char" svg:x="11.839cm" svg:y="0.688cm" svg:width="1.169cm" svg:height="0.73cm" draw:z-index="43"><draw:text-box><text:p text:style-name="P2">J</text:p></draw:text-box></draw:frame><draw:line text:anchor-type="char" draw:z-index="53" draw:style-name="gr1" draw:text-style-name="P38" svg:x1="12.538cm" svg:y1="0.347cm" svg:x2="12.538cm" svg:y2="0.7cm"><text:p/></draw:line><draw:line text:anchor-type="char" draw:z-index="52" draw:style-name="gr1" draw:text-style-name="P38" svg:x1="10.068cm" svg:y1="0.347cm" svg:x2="10.068cm" svg:y2="0.7cm"><text:p/></draw:line><draw:line text:anchor-type="char" draw:z-index="51" draw:style-name="gr1" draw:text-style-name="P38" svg:x1="10.068cm" svg:y1="0.347cm" svg:x2="12.537cm" svg:y2="0.347cm"><text:p/></draw:line><draw:frame draw:style-name="fr1" draw:name="Marco23" text:anchor-type="char" svg:x="9.88cm" svg:y="0.688cm" svg:width="1.224cm" svg:height="0.73cm" draw:z-index="42"><draw:text-box><text:p text:style-name="P2">P</text:p><text:p text:style-name="P1"/></draw:text-box></draw:frame></text:p>
      <text:p text:style-name="P9"/>
      <text:p text:style-name="P9"/>
      <text:p text:style-name="P10"><text:span text:style-name="T15">a) . </text:span>Crear con Edit <text:span text:style-name="T15">o notepad</text:span> tres ficheros de texto F1.<text:span text:style-name="T15">TXT</text:span> : guardarlo en SISTEMAS, F2.<text:span text:style-name="T15">TXT</text:span> :guardarlo en C2 y F3.<text:span text:style-name="T15">TXT</text:span> : guardarlo en J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6"/>
          </table:table-cell>
        </table:table-row>
      </table:table>
      <text:p text:style-name="P24"/>
      <text:p text:style-name="P10"><text:span text:style-name="T15">b</text:span>) Renombrar los ficheros F1.<text:span text:style-name="T15">TXT</text:span>: <text:span text:style-name="T15">f</text:span>iche1.<text:span text:style-name="T15">txt</text:span>; F2.<text:span text:style-name="T15">TXT</text:span>:fiche2.<text:span text:style-name="T15">txt</text:span>; F3.<text:span text:style-name="T15">TXT</text:span>:fiche3.<text:span text:style-name="T15">txt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6"/>
          </table:table-cell>
        </table:table-row>
      </table:table>
      <text:p text:style-name="P24"/>
      <text:p text:style-name="P11"><text:span text:style-name="T16">c</text:span>) Copiar Fiche1 en C1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7"/>
          </table:table-cell>
        </table:table-row>
      </table:table>
      <text:p text:style-name="P25"/>
      <text:p text:style-name="P7"><text:span text:style-name="T16">d</text:span>) Utilizando el comando move cambiar el nombre del fichero fiche1.<text:span text:style-name="T16">txt</text:span> de C1 a F1.<text:span text:style-name="T16">TXT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7"/>
          </table:table-cell>
        </table:table-row>
      </table:table>
      <text:p text:style-name="P18"/>
      <text:p text:style-name="P7"><text:span text:style-name="T16">e</text:span>)Mover el fichero fiche1.<text:span text:style-name="T16">txt</text:span> que se encuentra en sistemas a P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7"/>
          </table:table-cell>
        </table:table-row>
      </table:table>
      <text:p text:style-name="P18"/>
      <text:p text:style-name="P7"><text:span text:style-name="T16">f</text:span>) Mover Fiche2 que se encuentra en C2 a J con el nombre de texto2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7"/>
          </table:table-cell>
        </table:table-row>
      </table:table>
      <text:p text:style-name="P18"/>
      <text:p text:style-name="P7"><text:span text:style-name="T16">g</text:span>) Mover todos los ficheros que se encuentran en J a C2 (usando caracteres comodín)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7"/>
          </table:table-cell>
        </table:table-row>
      </table:table>
      <text:p text:style-name="P18"/>
      <text:p text:style-name="P7"><text:span text:style-name="T16">h</text:span>) Al fichero Fiche3.<text:span text:style-name="T16">txt</text:span> que se encuentra en C2 ponerle atributo de solo lectura (demostrar con edit que no se puede modificar)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7"/>
          </table:table-cell>
        </table:table-row>
      </table:table>
      <text:p text:style-name="P18"/>
      <text:p text:style-name="P7"><text:span text:style-name="T16">i</text:span>) Mostrar los atributos de fiche3<text:span text:style-name="T13">.</text:span><text:span text:style-name="T14">txt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37"/>
          </table:table-cell>
        </table:table-row>
      </table:table>
      <text:p text:style-name="P18"/>
      <text:p text:style-name="P14"><text:span text:style-name="T6">j</text:span><text:span text:style-name="T4">) Copiar todos los ficheros de C3 y los directorios que contengan ficheros en C1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7"/>
          </table:table-cell>
        </table:table-row>
      </table:table>
      <text:p text:style-name="P23"><text:span text:style-name="T4"/></text:p>
      <text:p text:style-name="P4"><text:span text:style-name="T16">k</text:span>) Copiar fiche3.<text:span text:style-name="T16">txt</text:span> de C2 en Siste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" svg:font-family="Courier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Comic Sans MS" fo:font-family="'Comic Sans MS'" style:font-family-generic="script" style:font-pitch="variable" fo:font-size="12pt" fo:language="none" fo:country="none" style:font-size-asian="12pt" style:language-asian="none" style:country-asian="none" style:font-name-complex="Comic Sans MS" style:font-family-complex="'Comic Sans MS'" style:font-family-generic-complex="script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style:font-name="Comic Sans MS" fo:font-family="'Comic Sans MS'" style:font-family-generic="script" style:font-pitch="variable" style:rfc-language-tag="es-ES-u-co-trad" fo:language="es" fo:country="ES" fo:font-weight="bold" style:font-weight-asian="bold" style:font-name-complex="Comic Sans MS" style:font-family-complex="'Comic Sans MS'" style:font-family-generic-complex="script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/>
      <style:text-properties fo:color="#0000ff" style:font-name="Courier" fo:font-family="Courier" fo:font-size="12pt" style:rfc-language-tag="es-ES-u-co-trad" fo:language="es" fo:country="ES" fo:font-weight="bold" style:font-size-asian="12pt" style:font-weight-asian="bold" style:font-name-complex="Courier" style:font-family-complex="Courier"/>
    </style:style>
    <style:style style:name="título1" style:family="paragraph" style:parent-style-name="Standard">
      <style:paragraph-properties fo:line-height="200%"/>
      <style:text-properties style:rfc-language-tag="es-ES-u-co-trad" fo:language="es" fo:country="ES"/>
    </style:style>
    <style:style style:name="parrrr" style:family="paragraph" style:parent-style-name="Standard">
      <style:text-properties style:text-line-through-style="solid" style:text-line-through-type="single" fo:font-size="24pt" style:rfc-language-tag="es-ES-u-co-trad" fo:language="es" fo:country="ES" fo:font-weight="bold" style:font-size-asian="24pt" style:font-weight-asian="bold"/>
    </style:style>
    <style:style style:name="anita" style:family="paragraph" style:parent-style-name="Standard">
      <style:text-properties fo:color="#0000ff" fo:font-size="16pt" fo:font-weight="bold" style:font-size-asian="16pt" style:font-weight-asian="bold"/>
    </style:style>
    <style:style style:name="parrafín" style:family="paragraph" style:parent-style-name="Standard">
      <style:paragraph-properties fo:margin-left="2cm" fo:margin-right="2.087cm" fo:text-align="center" style:justify-single-word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subtit" style:family="paragraph" style:parent-style-name="Standard">
      <style:paragraph-properties fo:text-align="center" style:justify-single-word="false"/>
      <style:text-properties fo:color="#000080" fo:font-size="18pt" style:rfc-language-tag="es-ES-u-co-trad" fo:language="es" fo:country="ES" fo:font-style="italic" style:text-underline-style="solid" style:text-underline-width="auto" style:text-underline-color="font-color" fo:font-weight="bold" style:font-size-asian="18pt" style:font-style-asian="italic" style:font-weight-asian="bold"/>
    </style:style>
    <style:style style:name="Texto_20_independiente_20_2" style:display-name="Texto independiente 2" style:family="paragraph" style:parent-style-name="Standard">
      <style:text-properties style:font-name="Comic Sans MS" fo:font-family="'Comic Sans MS'" style:font-family-generic="script" style:font-pitch="variable" fo:font-size="8pt" fo:font-weight="bold" style:font-size-asian="8pt" style:font-weight-asian="bold" style:font-name-complex="Comic Sans MS" style:font-family-complex="'Comic Sans MS'" style:font-family-generic-complex="script" style:font-pitch-complex="variable"/>
    </style:style>
    <style:style style:name="Texto_20_independiente_20_3" style:display-name="Texto independiente 3" style:family="paragraph" style:parent-style-name="Standard">
      <style:paragraph-properties fo:line-height="150%"/>
      <style:text-properties fo:color="#0000ff" style:font-name="Courier" fo:font-family="Courier" fo:font-size="12pt" style:rfc-language-tag="es-ES-u-co-trad" fo:language="es" fo:country="ES" style:font-size-asian="12pt" style:font-name-complex="Courier" style:font-family-complex="Courie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>
      <style:text-properties style:font-name="Comic Sans MS" fo:font-family="'Comic Sans MS'" style:font-family-generic="script" style:font-pitch="variable" fo:font-size="12pt" style:rfc-language-tag="es-ES-u-co-trad" fo:language="es" fo:country="ES" style:font-size-asian="12pt" style:font-name-complex="Comic Sans MS" style:font-family-complex="'Comic Sans MS'" style:font-family-generic-complex="script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10z0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 text:start-value="43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 text:start-value="6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 text:start-value="116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 text:start-value="63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 text:start-value="61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 text:start-value="6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.501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DE SISTEMA OPERATIVO MONOUSUARIO MS-DOS</dc:title>
    <dc:subject/>
    <meta:keyword/>
    <meta:initial-creator>Ani Martín Tenorio</meta:initial-creator>
    <meta:creation-date>2011-10-25T11:35:00</meta:creation-date>
    <dc:date>2018-11-29T06:18:49.405023535</dc:date>
    <meta:editing-cycles>12</meta:editing-cycles>
    <meta:editing-duration>PT1H1M40S</meta:editing-duration>
    <meta:generator>LibreOffice/6.0.6.2$Linux_X86_64 LibreOffice_project/00m0$Build-2</meta:generator>
    <meta:document-statistic meta:table-count="28" meta:image-count="0" meta:object-count="0" meta:page-count="1" meta:paragraph-count="64" meta:word-count="521" meta:character-count="2917" meta:non-whitespace-character-count="2459"/>
  </office:meta>
</office:document-meta>
</file>